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-folders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OK-1</text:p>
          </table:table-cell>
          <table:table-cell office:value-type="string">
            <text:p>OK-2</text:p>
          </table:table-cell>
          <table:table-cell office:value-type="string">
            <text:p>OK-3</text:p>
          </table:table-cell>
          <table:table-cell office:value-type="string">
            <text:p>OK-4</text:p>
          </table:table-cell>
          <table:table-cell office:value-type="string">
            <text:p>OK-5</text:p>
          </table:table-cell>
          <table:table-cell office:value-type="string">
            <text:p>OK-6</text:p>
          </table:table-cell>
          <table:table-cell office:value-type="string">
            <text:p>NOK-1</text:p>
          </table:table-cell>
          <table:table-cell office:value-type="string">
            <text:p>NOK-2</text:p>
          </table:table-cell>
        </table:table-row>
        <table:table-row table:style-name="ro1">
          <table:table-cell office:value-type="string">
            <text:p>EU</text:p>
          </table:table-cell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US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2:.B3])" office:value-type="float" office:value="177">
            <text:p>177</text:p>
          </table:table-cell>
          <table:table-cell table:formula="of:=SUM([.C2:.C3])" office:value-type="float" office:value="177">
            <text:p>177</text:p>
          </table:table-cell>
          <table:table-cell table:formula="of:=SUM([.D2:.D3])" office:value-type="float" office:value="177">
            <text:p>177</text:p>
          </table:table-cell>
          <table:table-cell table:formula="of:=SUM([.E2:.E3])" office:value-type="float" office:value="177">
            <text:p>177</text:p>
          </table:table-cell>
          <table:table-cell table:formula="of:=SUM([.F2:.F3])" office:value-type="float" office:value="177">
            <text:p>177</text:p>
          </table:table-cell>
          <table:table-cell table:formula="of:=SUM([.G2:.G3])" office:value-type="float" office:value="177">
            <text:p>177</text:p>
          </table:table-cell>
          <table:table-cell table:formula="of:=SUM([.H2:.H3])" office:value-type="float" office:value="34">
            <text:p>34</text:p>
          </table:table-cell>
          <table:table-cell table:formula="of:=SUM([.I2:.I3])" office:value-type="float" office:value="34">
            <text:p>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Overall</text:p>
          </table:table-cell>
          <table:table-cell table:formula="of:=SUM([.B4:.G4])" office:value-type="float" office:value="1062">
            <text:p>1062</text:p>
          </table:table-cell>
          <table:table-cell office:value-type="string">
            <text:p>Overall</text:p>
          </table:table-cell>
          <table:table-cell table:formula="of:=SUM([.H4:.I4])" office:value-type="float" office:value="68">
            <text:p>68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otals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Regular</text:p>
          </table:table-cell>
          <table:table-cell office:value-type="string">
            <text:p>Diverted</text:p>
          </table:table-cell>
          <table:table-cell office:value-type="string">
            <text:p>Training and validation</text:p>
          </table:table-cell>
          <table:table-cell office:value-type="string">
            <text:p>Test</text:p>
          </table:table-cell>
          <table:table-cell office:value-type="string">
            <text:p>Proportion</text:p>
          </table:table-cell>
        </table:table-row>
        <table:table-row table:style-name="ro1">
          <table:table-cell office:value-type="string">
            <text:p>EU</text:p>
          </table:table-cell>
          <table:table-cell table:formula="of:=SUM(['K-folders'.B2:'K-folders'.G2])" office:value-type="float" office:value="746">
            <text:p>746</text:p>
          </table:table-cell>
          <table:table-cell table:formula="of:=SUM(['K-folders'.H2:'K-folders'.I2])" office:value-type="float" office:value="46">
            <text:p>46</text:p>
          </table:table-cell>
          <table:table-cell table:formula="of:=SUM(['K-folders'.B2];['K-folders'.C2];['K-folders'.D2];['K-folders'.E2];['K-folders'.F2];['K-folders'.H2])" office:value-type="float" office:value="643">
            <text:p>643</text:p>
          </table:table-cell>
          <table:table-cell table:formula="of:=SUM(['K-folders'.G2];['K-folders'.I2])" office:value-type="float" office:value="149">
            <text:p>149</text:p>
          </table:table-cell>
          <table:table-cell table:formula="of:=[.E2]/[.D2]" office:value-type="float" office:value="0.231726283048211">
            <text:p>0.231726283</text:p>
          </table:table-cell>
        </table:table-row>
        <table:table-row table:style-name="ro1">
          <table:table-cell office:value-type="string">
            <text:p>US</text:p>
          </table:table-cell>
          <table:table-cell table:formula="of:=SUM(['K-folders'.B3:'K-folders'.G3])" office:value-type="float" office:value="316">
            <text:p>316</text:p>
          </table:table-cell>
          <table:table-cell table:formula="of:=SUM(['K-folders'.H3:'K-folders'.I3])" office:value-type="float" office:value="22">
            <text:p>22</text:p>
          </table:table-cell>
          <table:table-cell table:formula="of:=SUM(['K-folders'.B3];['K-folders'.C3];['K-folders'.D3];['K-folders'.E3];['K-folders'.F3];['K-folders'.H3])" office:value-type="float" office:value="276">
            <text:p>276</text:p>
          </table:table-cell>
          <table:table-cell table:formula="of:=SUM(['K-folders'.G3];['K-folders'.I3])" office:value-type="float" office:value="62">
            <text:p>62</text:p>
          </table:table-cell>
          <table:table-cell table:formula="of:=[.E3]/[.D3]" office:value-type="float" office:value="0.22463768115942">
            <text:p>0.2246376812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2:.B3])" office:value-type="float" office:value="1062">
            <text:p>1062</text:p>
          </table:table-cell>
          <table:table-cell table:formula="of:=SUM([.C2:.C3])" office:value-type="float" office:value="68">
            <text:p>68</text:p>
          </table:table-cell>
          <table:table-cell table:formula="of:=SUM([.D2:.D3])" office:value-type="float" office:value="919">
            <text:p>919</text:p>
          </table:table-cell>
          <table:table-cell table:formula="of:=SUM([.E2:.E3])" office:value-type="float" office:value="211">
            <text:p>211</text:p>
          </table:table-cell>
          <table:table-cell table:formula="of:=[.E4]/[.D4]" office:value-type="float" office:value="0.229597388465724">
            <text:p>0.2295973885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Di Ciccio</meta:initial-creator>
    <meta:creation-date>2015-11-13T19:18:01</meta:creation-date>
    <dc:date>2015-11-13T20:56:59</dc:date>
    <dc:creator>Claudio Di Ciccio</dc:creator>
    <meta:editing-duration>PT22M7S</meta:editing-duration>
    <meta:editing-cycles>2</meta:editing-cycles>
    <meta:generator>LibreOffice/3.5$Linux_X86_64 LibreOffice_project/350m1$Build-2</meta:generator>
    <meta:document-statistic meta:table-count="3" meta:cell-count="62" meta:object-count="0"/>
  </office:meta>
</office:document-meta>
</file>